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59cm"/>
    </style:style>
    <style:style style:name="co2" style:family="table-column">
      <style:table-column-properties fo:break-before="auto" style:column-width="5.346cm"/>
    </style:style>
    <style:style style:name="co3" style:family="table-column">
      <style:table-column-properties fo:break-before="auto" style:column-width="1.261cm"/>
    </style:style>
    <style:style style:name="co4" style:family="table-column">
      <style:table-column-properties fo:break-before="auto" style:column-width="11.582cm"/>
    </style:style>
    <style:style style:name="co5" style:family="table-column">
      <style:table-column-properties fo:break-before="auto" style:column-width="1.614cm"/>
    </style:style>
    <style:style style:name="co6" style:family="table-column">
      <style:table-column-properties fo:break-before="auto" style:column-width="2.323cm"/>
    </style:style>
    <style:style style:name="co7" style:family="table-column">
      <style:table-column-properties fo:break-before="auto" style:column-width="2.86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Aktivität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Kommentar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Fehlerklasse</text:p>
          </table:table-cell>
          <table:table-cell office:value-type="string" calcext:value-type="string">
            <text:p>Reaktionsdatum</text:p>
          </table:table-cell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Mailing: Bestellbestätig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Anlage Bestellung in Meson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Einrichtung Job update_erp_accoun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5 August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04 August 201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User Interface -&gt; Accountanl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 August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Versandkoste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556</text:p>
          </table:table-cell>
          <table:table-cell office:value-type="string" calcext:value-type="string">
            <text:p>Schnittstelle Adressabgleich</text:p>
          </table:table-cell>
          <table:table-cell office:value-type="float" office:value="3.5" calcext:value-type="float">
            <text:p>3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Dropdowns - Autocomplete applikationswe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Datenmodell / Model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erechtigungswes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tagingsystemtests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Bundle aktaulisiert auf allen Systemen</text:p>
          </table:table-cell>
          <table:table-cell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Logfilerot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omainkonfiguration für Entwicklungs- und Stagingsystem, Firewal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Bug Fixing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Jobs</text:p>
          </table:table-cell>
          <table:table-cell office:value-type="float" office:value="1.75" calcext:value-type="float">
            <text:p>1,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import Mesonic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25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Mesonic Datenimpor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Bechl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lasticsearch + Reindizieru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Exception Notificat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mport Icecat</text:p>
          </table:table-cell>
          <table:table-cell office:value-type="float" office:value="5.5" calcext:value-type="float">
            <text:p>5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2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Ist-Daten Migrati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Design / Views</text:p>
          </table:table-cell>
          <table:table-cell office:value-type="string" calcext:value-type="string">
            <text:p>#319</text:p>
          </table:table-cell>
          <table:table-cell office:value-type="string" calcext:value-type="string">
            <text:p>Suchfe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 Juli 2014</text:p>
          </table:table-cell>
          <table:table-cell office:value-type="string" calcext:value-type="string">
            <text:p>Besprechung / Telefonkonferenz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Datenmigration</text:p>
          </table:table-cell>
          <table:table-cell office:value-type="float" office:value="1.5" calcext:value-type="float">
            <text:p>1,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7 Juli 2014</text:p>
          </table:table-cell>
          <table:table-cell office:value-type="string" calcext:value-type="string">
            <text:p>Update / Installation</text:p>
          </table:table-cell>
          <table:table-cell office:value-type="string" calcext:value-type="string">
            <text:p>#623</text:p>
          </table:table-cell>
          <table:table-cell office:value-type="string" calcext:value-type="string">
            <text:p>erstes Porduktivsyste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 table:number-rows-repeated="82">
          <table:table-cell table:number-columns-repeated="7"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1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8">00.00.0000</text:date>, <text:time style:data-style-name="N2" text:time-value="14:04:01.44457958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08T14:43:29.976828194</dc:date>
    <meta:editing-duration>PT7H13M9S</meta:editing-duration>
    <meta:editing-cycles>17</meta:editing-cycles>
    <dc:creator>Stefan Haslinger</dc:creator>
    <meta:document-statistic meta:table-count="1" meta:cell-count="132" meta:object-count="0"/>
  </office:meta>
</office:document-meta>
</file>